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pt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pt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pt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ackground-color="#fff200"/>
    </style:style>
    <style:style style:name="ce7" style:family="table-cell" style:parent-style-name="Default">
      <style:table-cell-properties fo:border-bottom="0.06pt solid #000000" fo:background-color="#fff2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none" fo:background-color="#fff200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ackground-color="#fff200" fo:border-left="none" fo:border-right="0.06pt solid #000000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datuh" table:style-name="ta1"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Yellow</text:p>
          </table:table-cell>
          <table:table-cell table:style-name="ce5" table:number-columns-repeated="2"/>
          <table:table-cell table:style-name="ce8"/>
          <table:table-cell table:number-columns-repeated="3"/>
        </table:table-row>
        <table:table-row table:style-name="ro1">
          <table:table-cell table:style-name="ce2" office:value-type="string" calcext:value-type="string">
            <text:p>max</text:p>
          </table:table-cell>
          <table:table-cell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table:style-name="ce9" office:value-type="float" office:value="243" calcext:value-type="float">
            <text:p>24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in</text:p>
          </table:table-cell>
          <table:table-cell office:value-type="float" office:value="117" calcext:value-type="float">
            <text:p>117</text:p>
          </table:table-cell>
          <table:table-cell office:value-type="float" office:value="109" calcext:value-type="float">
            <text:p>109</text:p>
          </table:table-cell>
          <table:table-cell table:style-name="ce9" office:value-type="float" office:value="190" calcext:value-type="float">
            <text:p>190</text:p>
          </table:table-cell>
          <table:table-cell office:value-type="string" calcext:value-type="string">
            <text:p>1sigma</text:p>
          </table:table-cell>
          <table:table-cell office:value-type="string" calcext:value-type="string">
            <text:p>2sigma</text:p>
          </table:table-cell>
          <table:table-cell/>
        </table:table-row>
        <table:table-row table:style-name="ro1">
          <table:table-cell table:style-name="ce2" office:value-type="string" calcext:value-type="string">
            <text:p>avg</text:p>
          </table:table-cell>
          <table:table-cell table:style-name="ce6" office:value-type="float" office:value="124.732142857143" calcext:value-type="float">
            <text:p>124.732142857143</text:p>
          </table:table-cell>
          <table:table-cell table:style-name="ce6" office:value-type="float" office:value="122.857142857143" calcext:value-type="float">
            <text:p>122.857142857143</text:p>
          </table:table-cell>
          <table:table-cell table:style-name="ce10" office:value-type="float" office:value="232.553571428571" calcext:value-type="float">
            <text:p>232.553571428571</text:p>
          </table:table-cell>
          <table:table-cell table:formula="of:=[.D4]-[.D5]" office:value-type="float" office:value="221.449240344208" calcext:value-type="float">
            <text:p>221.449240344208</text:p>
          </table:table-cell>
          <table:table-cell table:formula="of:=[.D4]-2*[.D5]" office:value-type="float" office:value="210.344909259844" calcext:value-type="float">
            <text:p>210.344909259844</text:p>
          </table:table-cell>
          <table:table-cell/>
        </table:table-row>
        <table:table-row table:style-name="ro1">
          <table:table-cell table:style-name="ce3" office:value-type="string" calcext:value-type="string">
            <text:p>stdev</text:p>
          </table:table-cell>
          <table:table-cell table:style-name="ce7" office:value-type="float" office:value="3.58020350578806" calcext:value-type="float">
            <text:p>3.58020350578806</text:p>
          </table:table-cell>
          <table:table-cell table:style-name="ce7" office:value-type="float" office:value="5.39841246505463" calcext:value-type="float">
            <text:p>5.39841246505463</text:p>
          </table:table-cell>
          <table:table-cell table:style-name="ce11" office:value-type="float" office:value="11.1043310843638" calcext:value-type="float">
            <text:p>11.1043310843638</text:p>
          </table:table-cell>
          <table:table-cell table:formula="of:=[.C4] - [.C5]" office:value-type="float" office:value="117.458730392088" calcext:value-type="float">
            <text:p>117.458730392088</text:p>
          </table:table-cell>
          <table:table-cell table:formula="of:=[.C4]-2*[.C5]" office:value-type="float" office:value="112.060317927034" calcext:value-type="float">
            <text:p>112.060317927034</text:p>
          </table:table-cell>
          <table:table-cell table:formula="of:=AVERAGE([.B5:.D5])" office:value-type="float" office:value="6.69431568506884" calcext:value-type="float">
            <text:p>6.69431568506884</text:p>
          </table:table-cell>
        </table:table-row>
        <table:table-row table:style-name="ro1">
          <table:table-cell table:style-name="ce1" office:value-type="string" calcext:value-type="string">
            <text:p>Green</text:p>
          </table:table-cell>
          <table:table-cell table:style-name="ce5" table:number-columns-repeated="2"/>
          <table:table-cell table:style-name="ce8"/>
          <table:table-cell table:number-columns-repeated="3"/>
        </table:table-row>
        <table:table-row table:style-name="ro1">
          <table:table-cell table:style-name="ce2" office:value-type="string" calcext:value-type="string">
            <text:p>max</text:p>
          </table:table-cell>
          <table:table-cell office:value-type="float" office:value="110" calcext:value-type="float">
            <text:p>110</text:p>
          </table:table-cell>
          <table:table-cell office:value-type="float" office:value="84" calcext:value-type="float">
            <text:p>84</text:p>
          </table:table-cell>
          <table:table-cell table:style-name="ce9"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in</text:p>
          </table:table-cell>
          <table:table-cell office:value-type="float" office:value="83" calcext:value-type="float">
            <text:p>83</text:p>
          </table:table-cell>
          <table:table-cell office:value-type="float" office:value="38" calcext:value-type="float">
            <text:p>38</text:p>
          </table:table-cell>
          <table:table-cell table:style-name="ce9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vg</text:p>
          </table:table-cell>
          <table:table-cell table:style-name="ce6" office:value-type="float" office:value="92.3823529411765" calcext:value-type="float">
            <text:p>92.3823529411765</text:p>
          </table:table-cell>
          <table:table-cell table:style-name="ce6" office:value-type="float" office:value="64.9705882352941" calcext:value-type="float">
            <text:p>64.9705882352941</text:p>
          </table:table-cell>
          <table:table-cell table:style-name="ce10" office:value-type="float" office:value="114.323529411765" calcext:value-type="float">
            <text:p>114.323529411765</text:p>
          </table:table-cell>
          <table:table-cell table:formula="of:=[.D9]-[.D10]" office:value-type="float" office:value="92.2683468032565" calcext:value-type="float">
            <text:p>92.2683468032565</text:p>
          </table:table-cell>
          <table:table-cell table:formula="of:=[.D9]-2*[.D10]" office:value-type="float" office:value="70.2131641947482" calcext:value-type="float">
            <text:p>70.2131641947482</text:p>
          </table:table-cell>
          <table:table-cell/>
        </table:table-row>
        <table:table-row table:style-name="ro1">
          <table:table-cell table:style-name="ce3" office:value-type="string" calcext:value-type="string">
            <text:p>stdev</text:p>
          </table:table-cell>
          <table:table-cell table:style-name="ce7" office:value-type="float" office:value="7.12579801608989" calcext:value-type="float">
            <text:p>7.12579801608989</text:p>
          </table:table-cell>
          <table:table-cell table:style-name="ce7" office:value-type="float" office:value="8.28768298145227" calcext:value-type="float">
            <text:p>8.28768298145227</text:p>
          </table:table-cell>
          <table:table-cell table:style-name="ce11" office:value-type="float" office:value="22.0551826085082" calcext:value-type="float">
            <text:p>22.0551826085082</text:p>
          </table:table-cell>
          <table:table-cell table:number-columns-repeated="2"/>
          <table:table-cell table:formula="of:=AVERAGE([.B10:.D10])" office:value-type="float" office:value="12.4895545353501" calcext:value-type="float">
            <text:p>12.4895545353501</text:p>
          </table:table-cell>
        </table:table-row>
        <table:table-row table:style-name="ro1">
          <table:table-cell table:style-name="ce1" office:value-type="string" calcext:value-type="string">
            <text:p>orange</text:p>
          </table:table-cell>
          <table:table-cell table:style-name="ce5" table:number-columns-repeated="2"/>
          <table:table-cell table:style-name="ce8"/>
          <table:table-cell table:number-columns-repeated="3"/>
        </table:table-row>
        <table:table-row table:style-name="ro1">
          <table:table-cell table:style-name="ce2" office:value-type="string" calcext:value-type="string">
            <text:p>max</text:p>
          </table:table-cell>
          <table:table-cell office:value-type="float" office:value="147" calcext:value-type="float">
            <text:p>147</text:p>
          </table:table-cell>
          <table:table-cell office:value-type="float" office:value="156" calcext:value-type="float">
            <text:p>156</text:p>
          </table:table-cell>
          <table:table-cell table:style-name="ce9" office:value-type="float" office:value="243" calcext:value-type="float">
            <text:p>24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in</text:p>
          </table:table-cell>
          <table:table-cell office:value-type="float" office:value="131" calcext:value-type="float">
            <text:p>131</text:p>
          </table:table-cell>
          <table:table-cell office:value-type="float" office:value="129" calcext:value-type="float">
            <text:p>129</text:p>
          </table:table-cell>
          <table:table-cell table:style-name="ce9"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vg</text:p>
          </table:table-cell>
          <table:table-cell table:style-name="ce6" office:value-type="float" office:value="137.666666666667" calcext:value-type="float">
            <text:p>137.666666666667</text:p>
          </table:table-cell>
          <table:table-cell table:style-name="ce6" office:value-type="float" office:value="145.260869565217" calcext:value-type="float">
            <text:p>145.260869565217</text:p>
          </table:table-cell>
          <table:table-cell table:style-name="ce10" office:value-type="float" office:value="226.376811594203" calcext:value-type="float">
            <text:p>226.376811594203</text:p>
          </table:table-cell>
          <table:table-cell table:formula="of:=[.D14]-[.D15]" office:value-type="float" office:value="206.563639023117" calcext:value-type="float">
            <text:p>206.563639023117</text:p>
          </table:table-cell>
          <table:table-cell table:formula="of:=[.D14]-2*[.D15]" office:value-type="float" office:value="186.750466452031" calcext:value-type="float">
            <text:p>186.750466452031</text:p>
          </table:table-cell>
          <table:table-cell/>
        </table:table-row>
        <table:table-row table:style-name="ro1">
          <table:table-cell table:style-name="ce3" office:value-type="string" calcext:value-type="string">
            <text:p>stdev</text:p>
          </table:table-cell>
          <table:table-cell table:style-name="ce7" office:value-type="float" office:value="3.72458709384112" calcext:value-type="float">
            <text:p>3.72458709384112</text:p>
          </table:table-cell>
          <table:table-cell table:style-name="ce7" office:value-type="float" office:value="6.61026869150665" calcext:value-type="float">
            <text:p>6.61026869150665</text:p>
          </table:table-cell>
          <table:table-cell table:style-name="ce11" office:value-type="float" office:value="19.8131725710858" calcext:value-type="float">
            <text:p>19.8131725710858</text:p>
          </table:table-cell>
          <table:table-cell table:formula="of:=[.C14] - [.C15]" office:value-type="float" office:value="138.650600873711" calcext:value-type="float">
            <text:p>138.650600873711</text:p>
          </table:table-cell>
          <table:table-cell table:formula="of:=[.C14]-2*[.C15]" office:value-type="float" office:value="132.040332182204" calcext:value-type="float">
            <text:p>132.040332182204</text:p>
          </table:table-cell>
          <table:table-cell table:formula="of:=AVERAGE([.B15:.D15])" office:value-type="float" office:value="10.0493427854779" calcext:value-type="float">
            <text:p>10.0493427854779</text:p>
          </table:table-cell>
        </table:table-row>
        <table:table-row table:style-name="ro1">
          <table:table-cell table:style-name="ce1" office:value-type="string" calcext:value-type="string">
            <text:p>red</text:p>
          </table:table-cell>
          <table:table-cell table:style-name="ce5" table:number-columns-repeated="2"/>
          <table:table-cell table:style-name="ce8"/>
          <table:table-cell table:number-columns-repeated="3"/>
        </table:table-row>
        <table:table-row table:style-name="ro1">
          <table:table-cell table:style-name="ce2" office:value-type="string" calcext:value-type="string">
            <text:p>max</text:p>
          </table:table-cell>
          <table:table-cell office:value-type="float" office:value="175" calcext:value-type="float">
            <text:p>175</text:p>
          </table:table-cell>
          <table:table-cell office:value-type="float" office:value="160" calcext:value-type="float">
            <text:p>160</text:p>
          </table:table-cell>
          <table:table-cell table:style-name="ce9" office:value-type="float" office:value="225" calcext:value-type="float">
            <text:p>22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in</text:p>
          </table:table-cell>
          <table:table-cell office:value-type="float" office:value="113" calcext:value-type="float">
            <text:p>113</text:p>
          </table:table-cell>
          <table:table-cell office:value-type="float" office:value="121" calcext:value-type="float">
            <text:p>121</text:p>
          </table:table-cell>
          <table:table-cell table:style-name="ce9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vg</text:p>
          </table:table-cell>
          <table:table-cell table:style-name="ce6" office:value-type="float" office:value="147.307692307692" calcext:value-type="float">
            <text:p>147.307692307692</text:p>
          </table:table-cell>
          <table:table-cell table:style-name="ce6" office:value-type="float" office:value="149.061538461538" calcext:value-type="float">
            <text:p>149.061538461538</text:p>
          </table:table-cell>
          <table:table-cell table:style-name="ce10" office:value-type="float" office:value="137.015384615385" calcext:value-type="float">
            <text:p>137.015384615385</text:p>
          </table:table-cell>
          <table:table-cell table:formula="of:=[.D19]-[.D20]" office:value-type="float" office:value="116.735705510049" calcext:value-type="float">
            <text:p>116.735705510049</text:p>
          </table:table-cell>
          <table:table-cell table:formula="of:=[.D19]-2*[.D20]" office:value-type="float" office:value="96.4560264047134" calcext:value-type="float">
            <text:p>96.4560264047134</text:p>
          </table:table-cell>
          <table:table-cell/>
        </table:table-row>
        <table:table-row table:style-name="ro1">
          <table:table-cell table:style-name="ce3" office:value-type="string" calcext:value-type="string">
            <text:p>stdev</text:p>
          </table:table-cell>
          <table:table-cell table:style-name="ce7" office:value-type="float" office:value="12.0142143377687" calcext:value-type="float">
            <text:p>12.0142143377687</text:p>
          </table:table-cell>
          <table:table-cell table:style-name="ce7" office:value-type="float" office:value="8.41850068873038" calcext:value-type="float">
            <text:p>8.41850068873038</text:p>
          </table:table-cell>
          <table:table-cell table:style-name="ce11" office:value-type="float" office:value="20.2796791053356" calcext:value-type="float">
            <text:p>20.2796791053356</text:p>
          </table:table-cell>
          <table:table-cell table:number-columns-repeated="2"/>
          <table:table-cell table:formula="of:=AVERAGE([.B20:.D20])" office:value-type="float" office:value="13.5707980439449" calcext:value-type="float">
            <text:p>13.5707980439449</text:p>
          </table:table-cell>
        </table:table-row>
        <table:table-row table:style-name="ro1">
          <table:table-cell table:style-name="ce1" office:value-type="string" calcext:value-type="string">
            <text:p>purple</text:p>
          </table:table-cell>
          <table:table-cell table:style-name="ce5" table:number-columns-repeated="2"/>
          <table:table-cell table:style-name="ce8"/>
          <table:table-cell table:number-columns-repeated="3"/>
        </table:table-row>
        <table:table-row table:style-name="ro1">
          <table:table-cell table:style-name="ce2" office:value-type="string" calcext:value-type="string">
            <text:p>max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table:style-name="ce9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in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style-name="ce9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vg</text:p>
          </table:table-cell>
          <table:table-cell table:style-name="ce6" office:value-type="float" office:value="45.462962962963" calcext:value-type="float">
            <text:p>45.462962962963</text:p>
          </table:table-cell>
          <table:table-cell table:style-name="ce6" office:value-type="float" office:value="34.8148148148148" calcext:value-type="float">
            <text:p>34.8148148148148</text:p>
          </table:table-cell>
          <table:table-cell table:style-name="ce10" office:value-type="float" office:value="39.1111111111111" calcext:value-type="float">
            <text:p>39.1111111111111</text:p>
          </table:table-cell>
          <table:table-cell table:formula="of:=[.D24]-[.D25]" office:value-type="float" office:value="28.5984652371914" calcext:value-type="float">
            <text:p>28.5984652371914</text:p>
          </table:table-cell>
          <table:table-cell table:formula="of:=[.D24]-2*[.D25]" office:value-type="float" office:value="18.0858193632718" calcext:value-type="float">
            <text:p>18.0858193632718</text:p>
          </table:table-cell>
          <table:table-cell/>
        </table:table-row>
        <table:table-row table:style-name="ro1">
          <table:table-cell table:style-name="ce3" office:value-type="string" calcext:value-type="string">
            <text:p>stdev</text:p>
          </table:table-cell>
          <table:table-cell table:style-name="ce7" office:value-type="float" office:value="5.04213552751685" calcext:value-type="float">
            <text:p>5.04213552751685</text:p>
          </table:table-cell>
          <table:table-cell table:style-name="ce7" office:value-type="float" office:value="2.59952153851634" calcext:value-type="float">
            <text:p>2.59952153851634</text:p>
          </table:table-cell>
          <table:table-cell table:style-name="ce11" office:value-type="float" office:value="10.5126458739197" calcext:value-type="float">
            <text:p>10.5126458739197</text:p>
          </table:table-cell>
          <table:table-cell table:number-columns-repeated="2"/>
          <table:table-cell table:formula="of:=AVERAGE([.B25:.D25])" office:value-type="float" office:value="6.05143431331762" calcext:value-type="float">
            <text:p>6.05143431331762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 table:number-rows-repeated="104854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orange" table:style-name="ta1">
        <table:table-column table:style-name="co1" table:number-columns-repeated="7" table:default-cell-style-name="Default"/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5" calcext:value-type="float">
            <text:p>145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orange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5" calcext:value-type="float">
            <text:p>145</text:p>
          </table:table-cell>
          <table:table-cell office:value-type="float" office:value="230" calcext:value-type="float">
            <text:p>230</text:p>
          </table:table-cell>
          <table:table-cell table:style-name="ce4" office:value-type="string" calcext:value-type="string">
            <text:p>max</text:p>
          </table:table-cell>
          <table:table-cell table:formula="of:=MAX([.A$1:.A$1048576])" office:value-type="float" office:value="147" calcext:value-type="float">
            <text:p>147</text:p>
          </table:table-cell>
          <table:table-cell table:formula="of:=MAX([.B$1:.B$1048576])" office:value-type="float" office:value="156" calcext:value-type="float">
            <text:p>156</text:p>
          </table:table-cell>
          <table:table-cell table:formula="of:=MAX([.C$1:.C$1048576])"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9" calcext:value-type="float">
            <text:p>149</text:p>
          </table:table-cell>
          <table:table-cell office:value-type="float" office:value="224" calcext:value-type="float">
            <text:p>224</text:p>
          </table:table-cell>
          <table:table-cell table:style-name="ce4" office:value-type="string" calcext:value-type="string">
            <text:p>min</text:p>
          </table:table-cell>
          <table:table-cell table:formula="of:=MIN([.A$1:.A$1048576])" office:value-type="float" office:value="131" calcext:value-type="float">
            <text:p>131</text:p>
          </table:table-cell>
          <table:table-cell table:formula="of:=MIN([.B$1:.B$1048576])" office:value-type="float" office:value="129" calcext:value-type="float">
            <text:p>129</text:p>
          </table:table-cell>
          <table:table-cell table:formula="of:=MIN([.C$1:.C$1048576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9" calcext:value-type="float">
            <text:p>149</text:p>
          </table:table-cell>
          <table:table-cell office:value-type="float" office:value="227" calcext:value-type="float">
            <text:p>227</text:p>
          </table:table-cell>
          <table:table-cell table:style-name="ce4" office:value-type="string" calcext:value-type="string">
            <text:p>avg</text:p>
          </table:table-cell>
          <table:table-cell table:formula="of:=AVERAGE([.A$1:.A$1048576])" office:value-type="float" office:value="137.666666666667" calcext:value-type="float">
            <text:p>137.666666666667</text:p>
          </table:table-cell>
          <table:table-cell table:formula="of:=AVERAGE([.B$1:.B$1048576])" office:value-type="float" office:value="145.260869565217" calcext:value-type="float">
            <text:p>145.260869565217</text:p>
          </table:table-cell>
          <table:table-cell table:formula="of:=AVERAGE([.C$1:.C$1048576])" office:value-type="float" office:value="226.376811594203" calcext:value-type="float">
            <text:p>226.37681159420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7" calcext:value-type="float">
            <text:p>147</text:p>
          </table:table-cell>
          <table:table-cell office:value-type="float" office:value="232" calcext:value-type="float">
            <text:p>232</text:p>
          </table:table-cell>
          <table:table-cell table:style-name="ce4" office:value-type="string" calcext:value-type="string">
            <text:p>stdev</text:p>
          </table:table-cell>
          <table:table-cell table:formula="of:=STDEV([.A$1:.A$1048576])" office:value-type="float" office:value="3.72458709384112" calcext:value-type="float">
            <text:p>3.72458709384112</text:p>
          </table:table-cell>
          <table:table-cell table:formula="of:=STDEV([.B$1:.B$1048576])" office:value-type="float" office:value="6.61026869150665" calcext:value-type="float">
            <text:p>6.61026869150665</text:p>
          </table:table-cell>
          <table:table-cell table:formula="of:=STDEV([.C$1:.C$1048576])" office:value-type="float" office:value="19.8131725710858" calcext:value-type="float">
            <text:p>19.813172571085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8" calcext:value-type="float">
            <text:p>148</text:p>
          </table:table-cell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8" calcext:value-type="float">
            <text:p>148</text:p>
          </table:table-cell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" calcext:value-type="float">
            <text:p>144</text:p>
          </table:table-cell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7" calcext:value-type="float">
            <text:p>147</text:p>
          </table:table-cell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50" calcext:value-type="float">
            <text:p>150</text:p>
          </table:table-cell>
          <table:table-cell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51" calcext:value-type="float">
            <text:p>151</text:p>
          </table:table-cell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51" calcext:value-type="float">
            <text:p>151</text:p>
          </table:table-cell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5" calcext:value-type="float">
            <text:p>145</text:p>
          </table:table-cell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1" calcext:value-type="float">
            <text:p>141</text:p>
          </table:table-cell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1" calcext:value-type="float">
            <text:p>141</text:p>
          </table:table-cell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36" calcext:value-type="float">
            <text:p>136</text:p>
          </table:table-cell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0" calcext:value-type="float">
            <text:p>140</text:p>
          </table:table-cell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9" calcext:value-type="float">
            <text:p>139</text:p>
          </table:table-cell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31" calcext:value-type="float">
            <text:p>131</text:p>
          </table:table-cell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52" calcext:value-type="float">
            <text:p>152</text:p>
          </table:table-cell>
          <table:table-cell office:value-type="float" office:value="186" calcext:value-type="float">
            <text:p>186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56" calcext:value-type="float">
            <text:p>156</text:p>
          </table:table-cell>
          <table:table-cell office:value-type="float" office:value="208" calcext:value-type="float">
            <text:p>208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52" calcext:value-type="float">
            <text:p>152</text:p>
          </table:table-cell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55" calcext:value-type="float">
            <text:p>155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9" calcext:value-type="float">
            <text:p>149</text:p>
          </table:table-cell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50" calcext:value-type="float">
            <text:p>150</text:p>
          </table:table-cell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6" calcext:value-type="float">
            <text:p>146</text:p>
          </table:table-cell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7" calcext:value-type="float">
            <text:p>147</text:p>
          </table:table-cell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1" calcext:value-type="float">
            <text:p>141</text:p>
          </table:table-cell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1" calcext:value-type="float">
            <text:p>141</text:p>
          </table:table-cell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50" calcext:value-type="float">
            <text:p>150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float" office:value="206" calcext:value-type="float">
            <text:p>206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50" calcext:value-type="float">
            <text:p>150</text:p>
          </table:table-cell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54" calcext:value-type="float">
            <text:p>154</text:p>
          </table:table-cell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54" calcext:value-type="float">
            <text:p>154</text:p>
          </table:table-cell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56" calcext:value-type="float">
            <text:p>156</text:p>
          </table:table-cell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0" calcext:value-type="float">
            <text:p>140</text:p>
          </table:table-cell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29" calcext:value-type="float">
            <text:p>129</text:p>
          </table:table-cell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3" calcext:value-type="float">
            <text:p>153</text:p>
          </table:table-cell>
          <table:table-cell office:value-type="float" office:value="197" calcext:value-type="float">
            <text:p>197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52" calcext:value-type="float">
            <text:p>152</text:p>
          </table:table-cell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51" calcext:value-type="float">
            <text:p>151</text:p>
          </table:table-cell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52" calcext:value-type="float">
            <text:p>152</text:p>
          </table:table-cell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3" calcext:value-type="float">
            <text:p>143</text:p>
          </table:table-cell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50" calcext:value-type="float">
            <text:p>150</text:p>
          </table:table-cell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8" calcext:value-type="float">
            <text:p>138</text:p>
          </table:table-cell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5" calcext:value-type="float">
            <text:p>145</text:p>
          </table:table-cell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8" calcext:value-type="float">
            <text:p>148</text:p>
          </table:table-cell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5" calcext:value-type="float">
            <text:p>145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2" calcext:value-type="float">
            <text:p>142</text:p>
          </table:table-cell>
          <table:table-cell office:value-type="float" office:value="197" calcext:value-type="float">
            <text:p>197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6" calcext:value-type="float">
            <text:p>146</text:p>
          </table:table-cell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8" calcext:value-type="float">
            <text:p>148</text:p>
          </table:table-cell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7" calcext:value-type="float">
            <text:p>147</text:p>
          </table:table-cell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3" calcext:value-type="float">
            <text:p>143</text:p>
          </table:table-cell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34" calcext:value-type="float">
            <text:p>134</text:p>
          </table:table-cell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8" calcext:value-type="float">
            <text:p>138</text:p>
          </table:table-cell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29" calcext:value-type="float">
            <text:p>129</text:p>
          </table:table-cell>
          <table:table-cell office:value-type="float" office:value="236" calcext:value-type="float">
            <text:p>236</text:p>
          </table:table-cell>
          <table:table-cell table:number-columns-repeated="4"/>
        </table:table-row>
      </table:table>
      <table:table table:name="red" table:style-name="ta1">
        <table:table-column table:style-name="co1" table:number-columns-repeated="7" table:default-cell-style-name="Default"/>
        <table:table-row table:style-name="ro1">
          <table:table-cell table:number-columns-repeated="3"/>
          <table:table-cell office:value-type="string" calcext:value-type="string">
            <text:p>red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58" calcext:value-type="float">
            <text:p>158</text:p>
          </table:table-cell>
          <table:table-cell office:value-type="float" office:value="145" calcext:value-type="float">
            <text:p>145</text:p>
          </table:table-cell>
          <table:table-cell table:style-name="ce4" office:value-type="string" calcext:value-type="string">
            <text:p>max</text:p>
          </table:table-cell>
          <table:table-cell table:formula="of:=MAX([.A$1:.A$1048576])" office:value-type="float" office:value="175" calcext:value-type="float">
            <text:p>175</text:p>
          </table:table-cell>
          <table:table-cell table:formula="of:=MAX([.B$1:.B$1048576])" office:value-type="float" office:value="160" calcext:value-type="float">
            <text:p>160</text:p>
          </table:table-cell>
          <table:table-cell table:formula="of:=MAX([.C$1:.C$1048576])"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3" calcext:value-type="float">
            <text:p>163</text:p>
          </table:table-cell>
          <table:table-cell table:style-name="ce4" office:value-type="string" calcext:value-type="string">
            <text:p>min</text:p>
          </table:table-cell>
          <table:table-cell table:formula="of:=MIN([.A$1:.A$1048576])" office:value-type="float" office:value="113" calcext:value-type="float">
            <text:p>113</text:p>
          </table:table-cell>
          <table:table-cell table:formula="of:=MIN([.B$1:.B$1048576])" office:value-type="float" office:value="121" calcext:value-type="float">
            <text:p>121</text:p>
          </table:table-cell>
          <table:table-cell table:formula="of:=MIN([.C$1:.C$1048576]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50" calcext:value-type="float">
            <text:p>150</text:p>
          </table:table-cell>
          <table:table-cell office:value-type="float" office:value="167" calcext:value-type="float">
            <text:p>167</text:p>
          </table:table-cell>
          <table:table-cell table:style-name="ce4" office:value-type="string" calcext:value-type="string">
            <text:p>avg</text:p>
          </table:table-cell>
          <table:table-cell table:formula="of:=AVERAGE([.A$1:.A$1048576])" office:value-type="float" office:value="147.307692307692" calcext:value-type="float">
            <text:p>147.307692307692</text:p>
          </table:table-cell>
          <table:table-cell table:formula="of:=AVERAGE([.B$1:.B$1048576])" office:value-type="float" office:value="149.061538461538" calcext:value-type="float">
            <text:p>149.061538461538</text:p>
          </table:table-cell>
          <table:table-cell table:formula="of:=AVERAGE([.C$1:.C$1048576])" office:value-type="float" office:value="137.015384615385" calcext:value-type="float">
            <text:p>137.015384615385</text:p>
          </table:table-cell>
        </table:table-row>
        <table:table-row table:style-name="ro1">
          <table:table-cell table:number-columns-repeated="2"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table:style-name="ce4" office:value-type="string" calcext:value-type="string">
            <text:p>stdev</text:p>
          </table:table-cell>
          <table:table-cell table:formula="of:=STDEV([.A$1:.A$1048576])" office:value-type="float" office:value="12.0142143377687" calcext:value-type="float">
            <text:p>12.0142143377687</text:p>
          </table:table-cell>
          <table:table-cell table:formula="of:=STDEV([.B$1:.B$1048576])" office:value-type="float" office:value="8.41850068873038" calcext:value-type="float">
            <text:p>8.41850068873038</text:p>
          </table:table-cell>
          <table:table-cell table:formula="of:=STDEV([.C$1:.C$1048576])" office:value-type="float" office:value="20.2796791053356" calcext:value-type="float">
            <text:p>20.279679105335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54" calcext:value-type="float">
            <text:p>154</text:p>
          </table:table-cell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50" calcext:value-type="float">
            <text:p>150</text:p>
          </table:table-cell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" calcext:value-type="float">
            <text:p>144</text:p>
          </table:table-cell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52" calcext:value-type="float">
            <text:p>152</text:p>
          </table:table-cell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7" calcext:value-type="float">
            <text:p>147</text:p>
          </table:table-cell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" calcext:value-type="float">
            <text:p>144</text:p>
          </table:table-cell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55" calcext:value-type="float">
            <text:p>155</text:p>
          </table:table-cell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8" calcext:value-type="float">
            <text:p>158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56" calcext:value-type="float">
            <text:p>156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54" calcext:value-type="float">
            <text:p>154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51" calcext:value-type="float">
            <text:p>151</text:p>
          </table:table-cell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52" calcext:value-type="float">
            <text:p>152</text:p>
          </table:table-cell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9" calcext:value-type="float">
            <text:p>149</text:p>
          </table:table-cell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3" calcext:value-type="float">
            <text:p>143</text:p>
          </table:table-cell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7" calcext:value-type="float">
            <text:p>127</text:p>
          </table:table-cell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56" calcext:value-type="float">
            <text:p>156</text:p>
          </table:table-cell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54" calcext:value-type="float">
            <text:p>154</text:p>
          </table:table-cell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58" calcext:value-type="float">
            <text:p>158</text:p>
          </table:table-cell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52" calcext:value-type="float">
            <text:p>152</text:p>
          </table:table-cell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53" calcext:value-type="float">
            <text:p>153</text:p>
          </table:table-cell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29" calcext:value-type="float">
            <text:p>129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53" calcext:value-type="float">
            <text:p>153</text:p>
          </table:table-cell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3" calcext:value-type="float">
            <text:p>133</text:p>
          </table:table-cell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1" calcext:value-type="float">
            <text:p>121</text:p>
          </table:table-cell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51" calcext:value-type="float">
            <text:p>151</text:p>
          </table:table-cell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9" calcext:value-type="float">
            <text:p>149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9" calcext:value-type="float">
            <text:p>149</text:p>
          </table:table-cell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3" calcext:value-type="float">
            <text:p>153</text:p>
          </table:table-cell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7" calcext:value-type="float">
            <text:p>147</text:p>
          </table:table-cell>
          <table:table-cell office:value-type="float" office:value="129" calcext:value-type="float">
            <text:p>129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42" calcext:value-type="float">
            <text:p>142</text:p>
          </table:table-cell>
          <table:table-cell office:value-type="float" office:value="129" calcext:value-type="float">
            <text:p>129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6" calcext:value-type="float">
            <text:p>146</text:p>
          </table:table-cell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5" calcext:value-type="float">
            <text:p>145</text:p>
          </table:table-cell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39" calcext:value-type="float">
            <text:p>139</text:p>
          </table:table-cell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30" calcext:value-type="float">
            <text:p>130</text:p>
          </table:table-cell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5" calcext:value-type="float">
            <text:p>155</text:p>
          </table:table-cell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8" calcext:value-type="float">
            <text:p>158</text:p>
          </table:table-cell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58" calcext:value-type="float">
            <text:p>158</text:p>
          </table:table-cell>
          <table:table-cell office:value-type="float" office:value="153" calcext:value-type="float">
            <text:p>153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59" calcext:value-type="float">
            <text:p>159</text:p>
          </table:table-cell>
          <table:table-cell office:value-type="float" office:value="153" calcext:value-type="float">
            <text:p>153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9" calcext:value-type="float">
            <text:p>149</text:p>
          </table:table-cell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52" calcext:value-type="float">
            <text:p>152</text:p>
          </table:table-cell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3" calcext:value-type="float">
            <text:p>153</text:p>
          </table:table-cell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8" calcext:value-type="float">
            <text:p>148</text:p>
          </table:table-cell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59" calcext:value-type="float">
            <text:p>159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60" calcext:value-type="float">
            <text:p>160</text:p>
          </table:table-cell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60" calcext:value-type="float">
            <text:p>160</text:p>
          </table:table-cell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54" calcext:value-type="float">
            <text:p>154</text:p>
          </table:table-cell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52" calcext:value-type="float">
            <text:p>152</text:p>
          </table:table-cell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56" calcext:value-type="float">
            <text:p>156</text:p>
          </table:table-cell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9" calcext:value-type="float">
            <text:p>149</text:p>
          </table:table-cell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office:value-type="float" office:value="129" calcext:value-type="float">
            <text:p>129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37" calcext:value-type="float">
            <text:p>137</text:p>
          </table:table-cell>
          <table:table-cell office:value-type="float" office:value="129" calcext:value-type="float">
            <text:p>129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16" calcext:value-type="float">
            <text:p>116</text:p>
          </table:table-cell>
          <table:table-cell table:number-columns-repeated="4"/>
        </table:table-row>
      </table:table>
      <table:table table:name="purple" table:style-name="ta1">
        <table:table-column table:style-name="co1" table:number-columns-repeated="7" table:default-cell-style-name="Default"/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urple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table:style-name="ce4" office:value-type="string" calcext:value-type="string">
            <text:p>max</text:p>
          </table:table-cell>
          <table:table-cell table:formula="of:=MAX([.A$1:.A$1048576])" office:value-type="float" office:value="57" calcext:value-type="float">
            <text:p>57</text:p>
          </table:table-cell>
          <table:table-cell table:formula="of:=MAX([.B$1:.B$1048576])" office:value-type="float" office:value="42" calcext:value-type="float">
            <text:p>42</text:p>
          </table:table-cell>
          <table:table-cell table:formula="of:=MAX([.C$1:.C$1048576]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table:style-name="ce4" office:value-type="string" calcext:value-type="string">
            <text:p>min</text:p>
          </table:table-cell>
          <table:table-cell table:formula="of:=MIN([.A$1:.A$1048576])" office:value-type="float" office:value="35" calcext:value-type="float">
            <text:p>35</text:p>
          </table:table-cell>
          <table:table-cell table:formula="of:=MIN([.B$1:.B$1048576])" office:value-type="float" office:value="30" calcext:value-type="float">
            <text:p>30</text:p>
          </table:table-cell>
          <table:table-cell table:formula="of:=MIN([.C$1:.C$1048576]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avg</text:p>
          </table:table-cell>
          <table:table-cell table:formula="of:=AVERAGE([.A$1:.A$1048576])" office:value-type="float" office:value="45.462962962963" calcext:value-type="float">
            <text:p>45.462962962963</text:p>
          </table:table-cell>
          <table:table-cell table:formula="of:=AVERAGE([.B$1:.B$1048576])" office:value-type="float" office:value="34.8148148148148" calcext:value-type="float">
            <text:p>34.8148148148148</text:p>
          </table:table-cell>
          <table:table-cell table:formula="of:=AVERAGE([.C$1:.C$1048576])" office:value-type="float" office:value="39.1111111111111" calcext:value-type="float">
            <text:p>39.111111111111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stdev</text:p>
          </table:table-cell>
          <table:table-cell table:formula="of:=STDEV([.A$1:.A$1048576])" office:value-type="float" office:value="5.04213552751685" calcext:value-type="float">
            <text:p>5.04213552751685</text:p>
          </table:table-cell>
          <table:table-cell table:formula="of:=STDEV([.B$1:.B$1048576])" office:value-type="float" office:value="2.59952153851634" calcext:value-type="float">
            <text:p>2.59952153851634</text:p>
          </table:table-cell>
          <table:table-cell table:formula="of:=STDEV([.C$1:.C$1048576])" office:value-type="float" office:value="10.5126458739197" calcext:value-type="float">
            <text:p>10.512645873919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</table:table>
      <table:table table:name="green" table:style-name="ta1">
        <table:table-column table:style-name="co1" table:number-columns-repeated="7" table:default-cell-style-name="Default"/>
        <table:table-row table:style-name="ro1">
          <table:table-cell table:number-columns-repeated="3"/>
          <table:table-cell office:value-type="string" calcext:value-type="string">
            <text:p>Green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9" calcext:value-type="float">
            <text:p>79</text:p>
          </table:table-cell>
          <table:table-cell office:value-type="float" office:value="135" calcext:value-type="float">
            <text:p>135</text:p>
          </table:table-cell>
          <table:table-cell table:style-name="ce4" office:value-type="string" calcext:value-type="string">
            <text:p>max</text:p>
          </table:table-cell>
          <table:table-cell table:formula="of:=MAX([.A$1:.A$1048576])" office:value-type="float" office:value="110" calcext:value-type="float">
            <text:p>110</text:p>
          </table:table-cell>
          <table:table-cell table:formula="of:=MAX([.B$1:.B$1048576])" office:value-type="float" office:value="84" calcext:value-type="float">
            <text:p>84</text:p>
          </table:table-cell>
          <table:table-cell table:formula="of:=MAX([.C$1:.C$1048576])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1" calcext:value-type="float">
            <text:p>71</text:p>
          </table:table-cell>
          <table:table-cell office:value-type="float" office:value="163" calcext:value-type="float">
            <text:p>163</text:p>
          </table:table-cell>
          <table:table-cell table:style-name="ce4" office:value-type="string" calcext:value-type="string">
            <text:p>min</text:p>
          </table:table-cell>
          <table:table-cell table:formula="of:=MIN([.A$1:.A$1048576])" office:value-type="float" office:value="84" calcext:value-type="float">
            <text:p>84</text:p>
          </table:table-cell>
          <table:table-cell table:formula="of:=MIN([.B$1:.B$1048576])" office:value-type="float" office:value="42" calcext:value-type="float">
            <text:p>42</text:p>
          </table:table-cell>
          <table:table-cell table:formula="of:=MIN([.C$1:.C$1048576]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8" calcext:value-type="float">
            <text:p>58</text:p>
          </table:table-cell>
          <table:table-cell office:value-type="float" office:value="151" calcext:value-type="float">
            <text:p>151</text:p>
          </table:table-cell>
          <table:table-cell table:style-name="ce4" office:value-type="string" calcext:value-type="string">
            <text:p>avg</text:p>
          </table:table-cell>
          <table:table-cell table:formula="of:=AVERAGE([.A$1:.A$1048576])" office:value-type="float" office:value="92.6229508196721" calcext:value-type="float">
            <text:p>92.6229508196721</text:p>
          </table:table-cell>
          <table:table-cell table:formula="of:=AVERAGE([.B$1:.B$1048576])" office:value-type="float" office:value="65.8360655737705" calcext:value-type="float">
            <text:p>65.8360655737705</text:p>
          </table:table-cell>
          <table:table-cell table:formula="of:=AVERAGE([.C$1:.C$1048576])" office:value-type="float" office:value="119.836065573771" calcext:value-type="float">
            <text:p>119.83606557377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  <table:table-cell office:value-type="float" office:value="139" calcext:value-type="float">
            <text:p>139</text:p>
          </table:table-cell>
          <table:table-cell table:style-name="ce4" office:value-type="string" calcext:value-type="string">
            <text:p>stdev</text:p>
          </table:table-cell>
          <table:table-cell table:formula="of:=STDEV([.A$1:.A$1048576])" office:value-type="float" office:value="7.2575568304727" calcext:value-type="float">
            <text:p>7.2575568304727</text:p>
          </table:table-cell>
          <table:table-cell table:formula="of:=STDEV([.B$1:.B$1048576])" office:value-type="float" office:value="7.42334230175072" calcext:value-type="float">
            <text:p>7.42334230175072</text:p>
          </table:table-cell>
          <table:table-cell table:formula="of:=STDEV([.C$1:.C$1048576])" office:value-type="float" office:value="15.2536119524403" calcext:value-type="float">
            <text:p>15.253611952440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7" calcext:value-type="float">
            <text:p>57</text:p>
          </table:table-cell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6" calcext:value-type="float">
            <text:p>66</text:p>
          </table:table-cell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7" calcext:value-type="float">
            <text:p>77</text:p>
          </table:table-cell>
          <table:table-cell office:value-type="float" office:value="163" calcext:value-type="float">
            <text:p>163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9" calcext:value-type="float">
            <text:p>69</text:p>
          </table:table-cell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4" calcext:value-type="float">
            <text:p>74</text:p>
          </table:table-cell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2" calcext:value-type="float">
            <text:p>72</text:p>
          </table:table-cell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5" calcext:value-type="float">
            <text:p>65</text:p>
          </table:table-cell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8" calcext:value-type="float">
            <text:p>68</text:p>
          </table:table-cell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2" calcext:value-type="float">
            <text:p>72</text:p>
          </table:table-cell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4" calcext:value-type="float">
            <text:p>74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5" calcext:value-type="float">
            <text:p>75</text:p>
          </table:table-cell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7" calcext:value-type="float">
            <text:p>67</text:p>
          </table:table-cell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6" calcext:value-type="float">
            <text:p>66</text:p>
          </table:table-cell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9" calcext:value-type="float">
            <text:p>59</text:p>
          </table:table-cell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5" calcext:value-type="float">
            <text:p>65</text:p>
          </table:table-cell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5" calcext:value-type="float">
            <text:p>65</text:p>
          </table:table-cell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6" calcext:value-type="float">
            <text:p>66</text:p>
          </table:table-cell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8" calcext:value-type="float">
            <text:p>58</text:p>
          </table:table-cell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8" calcext:value-type="float">
            <text:p>68</text:p>
          </table:table-cell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4" calcext:value-type="float">
            <text:p>64</text:p>
          </table:table-cell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7" calcext:value-type="float">
            <text:p>67</text:p>
          </table:table-cell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2" calcext:value-type="float">
            <text:p>62</text:p>
          </table:table-cell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2" calcext:value-type="float">
            <text:p>42</text:p>
          </table:table-cell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6" calcext:value-type="float">
            <text:p>66</text:p>
          </table:table-cell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3" calcext:value-type="float">
            <text:p>73</text:p>
          </table:table-cell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4" calcext:value-type="float">
            <text:p>64</text:p>
          </table:table-cell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9" calcext:value-type="float">
            <text:p>59</text:p>
          </table:table-cell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4" calcext:value-type="float">
            <text:p>64</text:p>
          </table:table-cell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7" calcext:value-type="float">
            <text:p>57</text:p>
          </table:table-cell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3" calcext:value-type="float">
            <text:p>43</text:p>
          </table:table-cell>
          <table:table-cell office:value-type="float" office:value="112" calcext:value-type="float">
            <text:p>112</text:p>
          </table:table-cell>
          <table:table-cell table:number-columns-repeated="4"/>
        </table:table-row>
      </table:table>
      <table:table table:name="yellow" table:style-name="ta1">
        <table:table-column table:style-name="co1" table:number-columns-repeated="7" table:default-cell-style-name="Default"/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Yellow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19" calcext:value-type="float">
            <text:p>119</text:p>
          </table:table-cell>
          <table:table-cell office:value-type="float" office:value="221" calcext:value-type="float">
            <text:p>221</text:p>
          </table:table-cell>
          <table:table-cell table:style-name="ce4" office:value-type="string" calcext:value-type="string">
            <text:p>max</text:p>
          </table:table-cell>
          <table:table-cell table:formula="of:=MAX([.A$1:.A$1048576])" office:value-type="float" office:value="133" calcext:value-type="float">
            <text:p>133</text:p>
          </table:table-cell>
          <table:table-cell table:formula="of:=MAX([.B$1:.B$1048576])" office:value-type="float" office:value="136" calcext:value-type="float">
            <text:p>136</text:p>
          </table:table-cell>
          <table:table-cell table:formula="of:=MAX([.C$1:.C$1048576])"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float" office:value="230" calcext:value-type="float">
            <text:p>230</text:p>
          </table:table-cell>
          <table:table-cell table:style-name="ce4" office:value-type="string" calcext:value-type="string">
            <text:p>min</text:p>
          </table:table-cell>
          <table:table-cell table:formula="of:=MIN([.A$1:.A$1048576])" office:value-type="float" office:value="117" calcext:value-type="float">
            <text:p>117</text:p>
          </table:table-cell>
          <table:table-cell table:formula="of:=MIN([.B$1:.B$1048576])" office:value-type="float" office:value="109" calcext:value-type="float">
            <text:p>109</text:p>
          </table:table-cell>
          <table:table-cell table:formula="of:=MIN([.C$1:.C$1048576])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float" office:value="233" calcext:value-type="float">
            <text:p>233</text:p>
          </table:table-cell>
          <table:table-cell table:style-name="ce4" office:value-type="string" calcext:value-type="string">
            <text:p>avg</text:p>
          </table:table-cell>
          <table:table-cell table:formula="of:=AVERAGE([.A$1:.A$1048576])" office:value-type="float" office:value="124.732142857143" calcext:value-type="float">
            <text:p>124.732142857143</text:p>
          </table:table-cell>
          <table:table-cell table:formula="of:=AVERAGE([.B$1:.B$1048576])" office:value-type="float" office:value="122.857142857143" calcext:value-type="float">
            <text:p>122.857142857143</text:p>
          </table:table-cell>
          <table:table-cell table:formula="of:=AVERAGE([.C$1:.C$1048576])" office:value-type="float" office:value="232.553571428571" calcext:value-type="float">
            <text:p>232.55357142857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3" calcext:value-type="float">
            <text:p>123</text:p>
          </table:table-cell>
          <table:table-cell office:value-type="float" office:value="236" calcext:value-type="float">
            <text:p>236</text:p>
          </table:table-cell>
          <table:table-cell table:style-name="ce4" office:value-type="string" calcext:value-type="string">
            <text:p>stdev</text:p>
          </table:table-cell>
          <table:table-cell table:formula="of:=STDEV([.A$1:.A$1048576])" office:value-type="float" office:value="3.58020350578806" calcext:value-type="float">
            <text:p>3.58020350578806</text:p>
          </table:table-cell>
          <table:table-cell table:formula="of:=STDEV([.B$1:.B$1048576])" office:value-type="float" office:value="5.39841246505463" calcext:value-type="float">
            <text:p>5.39841246505463</text:p>
          </table:table-cell>
          <table:table-cell table:formula="of:=STDEV([.C$1:.C$1048576])" office:value-type="float" office:value="11.1043310843638" calcext:value-type="float">
            <text:p>11.104331084363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1" calcext:value-type="float">
            <text:p>121</text:p>
          </table:table-cell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2" calcext:value-type="float">
            <text:p>122</text:p>
          </table:table-cell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19" calcext:value-type="float">
            <text:p>119</text:p>
          </table:table-cell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16" calcext:value-type="float">
            <text:p>116</text:p>
          </table:table-cell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6" calcext:value-type="float">
            <text:p>116</text:p>
          </table:table-cell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9" calcext:value-type="float">
            <text:p>129</text:p>
          </table:table-cell>
          <table:table-cell office:value-type="float" office:value="209" calcext:value-type="float">
            <text:p>209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36" calcext:value-type="float">
            <text:p>136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25" calcext:value-type="float">
            <text:p>125</text:p>
          </table:table-cell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22" calcext:value-type="float">
            <text:p>122</text:p>
          </table:table-cell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14" calcext:value-type="float">
            <text:p>114</text:p>
          </table:table-cell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16" calcext:value-type="float">
            <text:p>116</text:p>
          </table:table-cell>
          <table:table-cell office:value-type="float" office:value="203" calcext:value-type="float">
            <text:p>203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1" calcext:value-type="float">
            <text:p>121</text:p>
          </table:table-cell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5" calcext:value-type="float">
            <text:p>125</text:p>
          </table:table-cell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23" calcext:value-type="float">
            <text:p>123</text:p>
          </table:table-cell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22" calcext:value-type="float">
            <text:p>122</text:p>
          </table:table-cell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23" calcext:value-type="float">
            <text:p>123</text:p>
          </table:table-cell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5" calcext:value-type="float">
            <text:p>115</text:p>
          </table:table-cell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97" calcext:value-type="float">
            <text:p>197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26" calcext:value-type="float">
            <text:p>126</text:p>
          </table:table-cell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25" calcext:value-type="float">
            <text:p>125</text:p>
          </table:table-cell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18" calcext:value-type="float">
            <text:p>118</text:p>
          </table:table-cell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1" calcext:value-type="float">
            <text:p>121</text:p>
          </table:table-cell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9" calcext:value-type="float">
            <text:p>109</text:p>
          </table:table-cell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1" calcext:value-type="float">
            <text:p>111</text:p>
          </table:table-cell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9" calcext:value-type="float">
            <text:p>129</text:p>
          </table:table-cell>
          <table:table-cell office:value-type="float" office:value="218" calcext:value-type="float">
            <text:p>218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3" calcext:value-type="float">
            <text:p>133</text:p>
          </table:table-cell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7" calcext:value-type="float">
            <text:p>127</text:p>
          </table:table-cell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30" calcext:value-type="float">
            <text:p>130</text:p>
          </table:table-cell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1" calcext:value-type="float">
            <text:p>121</text:p>
          </table:table-cell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  <table:table-cell office:value-type="float" office:value="240" calcext:value-type="float">
            <text:p>24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1">00/00/0000</text:date>, <text:time style:data-style-name="N2" text:time-value="18:11:08.5096603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1T17:20:28.042559638</meta:creation-date>
    <dc:date>2020-01-31T19:15:44.343237189</dc:date>
    <meta:editing-duration>PT52M12S</meta:editing-duration>
    <meta:editing-cycles>2</meta:editing-cycles>
    <meta:generator>LibreOffice/6.0.7.3$Linux_X86_64 LibreOffice_project/00m0$Build-3</meta:generator>
    <meta:document-statistic meta:table-count="6" meta:cell-count="1109" meta:object-count="0"/>
  </office:meta>
</office:document-meta>
</file>